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7f6" officeooo:paragraph-rsid="000267f6"/>
    </style:style>
    <style:style style:name="P2" style:family="paragraph" style:parent-style-name="Standard">
      <style:text-properties officeooo:rsid="0003c665" officeooo:paragraph-rsid="0003c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Жилищна сграда в гр. Несебър, м. Кокалу</text:p>
      <text:p text:style-name="P1"/>
      <text:p text:style-name="P2">Възложител <text:s/>Бон Инвест Строй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44:36.965000000</meta:creation-date>
    <dc:date>2024-08-01T13:39:59.271000000</dc:date>
    <meta:editing-duration>PT1M43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" meta:word-count="11" meta:character-count="67" meta:non-whitespace-character-count="57"/>
  </office:meta>
</office:document-meta>
</file>